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fbb1" officeooo:paragraph-rsid="0005fbb1"/>
    </style:style>
    <style:style style:name="P2" style:family="paragraph" style:parent-style-name="Standard">
      <style:text-properties fo:font-weight="normal" officeooo:rsid="000a824a" officeooo:paragraph-rsid="000a824a" style:font-weight-asian="normal" style:font-weight-complex="normal"/>
    </style:style>
    <style:style style:name="P3" style:family="paragraph" style:parent-style-name="Standard">
      <style:text-properties fo:font-weight="normal" officeooo:rsid="000b1c78" officeooo:paragraph-rsid="000b1c78" style:font-weight-asian="normal" style:font-weight-complex="normal"/>
    </style:style>
    <style:style style:name="P4" style:family="paragraph" style:parent-style-name="Standard">
      <style:text-properties fo:font-weight="normal" officeooo:rsid="000b69cd" officeooo:paragraph-rsid="000b69cd" style:font-weight-asian="normal" style:font-weight-complex="normal"/>
    </style:style>
    <style:style style:name="P5" style:family="paragraph" style:parent-style-name="Standard">
      <style:text-properties fo:font-weight="normal" officeooo:rsid="000cf037" officeooo:paragraph-rsid="000cf037" style:font-weight-asian="normal" style:font-weight-complex="normal"/>
    </style:style>
    <style:style style:name="P6" style:family="paragraph" style:parent-style-name="Standard">
      <style:text-properties fo:font-weight="normal" officeooo:rsid="0015801b" officeooo:paragraph-rsid="0015801b" style:font-weight-asian="normal" style:font-weight-complex="normal"/>
    </style:style>
    <style:style style:name="P7" style:family="paragraph" style:parent-style-name="Standard">
      <style:text-properties fo:font-weight="bold" officeooo:rsid="000b69cd" officeooo:paragraph-rsid="000b69cd" style:font-weight-asian="bold" style:font-weight-complex="bold"/>
    </style:style>
    <style:style style:name="P8" style:family="paragraph" style:parent-style-name="Standard">
      <style:text-properties fo:font-weight="bold" officeooo:rsid="0005fbb1" officeooo:paragraph-rsid="0005fbb1" style:font-weight-asian="bold" style:font-weight-complex="bold"/>
    </style:style>
    <style:style style:name="P9" style:family="paragraph" style:parent-style-name="Standard">
      <style:text-properties fo:font-style="italic" style:text-underline-style="solid" style:text-underline-width="auto" style:text-underline-color="font-color" fo:font-weight="normal" officeooo:rsid="001d1dbc" officeooo:paragraph-rsid="001d1dbc" style:font-style-asian="italic" style:font-weight-asian="normal" style:font-style-complex="italic" style:font-weight-complex="normal"/>
    </style:style>
    <style:style style:name="P10" style:family="paragraph" style:parent-style-name="Standard">
      <style:text-properties fo:font-style="italic" style:text-underline-style="solid" style:text-underline-width="auto" style:text-underline-color="font-color" fo:font-weight="normal" officeooo:rsid="001d1dbc" officeooo:paragraph-rsid="0021bccd" style:font-style-asian="italic" style:font-weight-asian="normal" style:font-style-complex="italic" style:font-weight-complex="normal"/>
    </style:style>
    <style:style style:name="P11" style:family="paragraph" style:parent-style-name="Standard">
      <style:text-properties fo:font-style="italic" style:text-underline-style="solid" style:text-underline-width="auto" style:text-underline-color="font-color" fo:font-weight="normal" officeooo:rsid="001d1dbc" officeooo:paragraph-rsid="00319373" style:font-style-asian="italic" style:font-weight-asian="normal" style:font-style-complex="italic" style:font-weight-complex="normal"/>
    </style:style>
    <style:style style:name="P12" style:family="paragraph" style:parent-style-name="Standard">
      <style:text-properties fo:font-style="italic" style:text-underline-style="solid" style:text-underline-width="auto" style:text-underline-color="font-color" fo:font-weight="normal" officeooo:rsid="001d1dbc" officeooo:paragraph-rsid="003488e9" style:font-style-asian="italic" style:font-weight-asian="normal" style:font-style-complex="italic" style:font-weight-complex="normal"/>
    </style:style>
    <style:style style:name="P13" style:family="paragraph" style:parent-style-name="Standard">
      <style:text-properties fo:font-style="italic" style:text-underline-style="solid" style:text-underline-width="auto" style:text-underline-color="font-color" fo:font-weight="normal" officeooo:rsid="00465633" officeooo:paragraph-rsid="00465633" style:font-style-asian="italic" style:font-weight-asian="normal" style:font-style-complex="italic" style:font-weight-complex="normal"/>
    </style:style>
    <style:style style:name="P14" style:family="paragraph" style:parent-style-name="Standard">
      <style:text-properties fo:font-style="italic" style:text-underline-style="solid" style:text-underline-width="auto" style:text-underline-color="font-color" fo:font-weight="normal" officeooo:rsid="00465633" officeooo:paragraph-rsid="004e9758" style:font-style-asian="italic" style:font-weight-asian="normal" style:font-style-complex="italic" style:font-weight-complex="normal"/>
    </style:style>
    <style:style style:name="P15" style:family="paragraph" style:parent-style-name="Standard">
      <style:text-properties fo:font-style="italic" style:text-underline-style="solid" style:text-underline-width="auto" style:text-underline-color="font-color" fo:font-weight="normal" officeooo:rsid="00465633" officeooo:paragraph-rsid="004ff56b" style:font-style-asian="italic" style:font-weight-asian="normal" style:font-style-complex="italic" style:font-weight-complex="normal"/>
    </style:style>
    <style:style style:name="P16" style:family="paragraph" style:parent-style-name="Standard">
      <style:text-properties fo:font-style="italic" style:text-underline-style="solid" style:text-underline-width="auto" style:text-underline-color="font-color" fo:font-weight="normal" officeooo:rsid="00319373" officeooo:paragraph-rsid="003488e9" style:font-style-asian="italic" style:font-weight-asian="normal" style:font-style-complex="italic" style:font-weight-complex="normal"/>
    </style:style>
    <style:style style:name="P17" style:family="paragraph" style:parent-style-name="Standard">
      <style:text-properties fo:font-style="italic" style:text-underline-style="solid" style:text-underline-width="auto" style:text-underline-color="font-color" fo:font-weight="normal" officeooo:rsid="003488e9" officeooo:paragraph-rsid="003488e9" style:font-style-asian="italic" style:font-weight-asian="normal" style:font-style-complex="italic" style:font-weight-complex="normal"/>
    </style:style>
    <style:style style:name="P18" style:family="paragraph" style:parent-style-name="Standard">
      <style:text-properties fo:font-style="italic" style:text-underline-style="solid" style:text-underline-width="auto" style:text-underline-color="font-color" fo:font-weight="normal" officeooo:rsid="003488e9" officeooo:paragraph-rsid="003bf53a" style:font-style-asian="italic" style:font-weight-asian="normal" style:font-style-complex="italic" style:font-weight-complex="normal"/>
    </style:style>
    <style:style style:name="P19" style:family="paragraph" style:parent-style-name="Standard">
      <style:text-properties fo:font-style="italic" style:text-underline-style="solid" style:text-underline-width="auto" style:text-underline-color="font-color" fo:font-weight="normal" officeooo:rsid="004e9758" officeooo:paragraph-rsid="004e9758" style:font-style-asian="italic" style:font-weight-asian="normal" style:font-style-complex="italic" style:font-weight-complex="normal"/>
    </style:style>
    <style:style style:name="P20" style:family="paragraph" style:parent-style-name="Standard">
      <style:text-properties fo:font-style="italic" style:text-underline-style="solid" style:text-underline-width="auto" style:text-underline-color="font-color" fo:font-weight="normal" officeooo:rsid="004ff56b" officeooo:paragraph-rsid="004ff56b" style:font-style-asian="italic" style:font-weight-asian="normal" style:font-style-complex="italic" style:font-weight-complex="normal"/>
    </style:style>
    <style:style style:name="P21" style:family="paragraph" style:parent-style-name="Standard">
      <style:text-properties fo:font-style="italic" style:text-underline-style="solid" style:text-underline-width="auto" style:text-underline-color="font-color" fo:font-weight="normal" officeooo:rsid="0058c70f" officeooo:paragraph-rsid="0058c70f" style:font-style-asian="italic" style:font-weight-asian="normal" style:font-style-complex="italic" style:font-weight-complex="normal"/>
    </style:style>
    <style:style style:name="P22" style:family="paragraph" style:parent-style-name="Standard">
      <style:text-properties fo:font-style="italic" style:text-underline-style="solid" style:text-underline-width="auto" style:text-underline-color="font-color" fo:font-weight="normal" officeooo:rsid="0058c70f" officeooo:paragraph-rsid="0061ce28" style:font-style-asian="italic" style:font-weight-asian="normal" style:font-style-complex="italic" style:font-weight-complex="normal"/>
    </style:style>
    <style:style style:name="P23" style:family="paragraph" style:parent-style-name="Standard">
      <style:text-properties fo:font-style="italic" style:text-underline-style="solid" style:text-underline-width="auto" style:text-underline-color="font-color" fo:font-weight="normal" officeooo:rsid="0058c70f" officeooo:paragraph-rsid="0064ce83" style:font-style-asian="italic" style:font-weight-asian="normal" style:font-style-complex="italic" style:font-weight-complex="normal"/>
    </style:style>
    <style:style style:name="P24" style:family="paragraph" style:parent-style-name="Standard">
      <style:text-properties fo:font-style="italic" style:text-underline-style="solid" style:text-underline-width="auto" style:text-underline-color="font-color" fo:font-weight="normal" officeooo:rsid="0058c70f" officeooo:paragraph-rsid="006a59a6" style:font-style-asian="italic" style:font-weight-asian="normal" style:font-style-complex="italic" style:font-weight-complex="normal"/>
    </style:style>
    <style:style style:name="P25" style:family="paragraph" style:parent-style-name="Standard">
      <style:text-properties fo:font-style="italic" style:text-underline-style="solid" style:text-underline-width="auto" style:text-underline-color="font-color" fo:font-weight="normal" officeooo:rsid="0058c70f" officeooo:paragraph-rsid="0070b63d" style:font-style-asian="italic" style:font-weight-asian="normal" style:font-style-complex="italic" style:font-weight-complex="normal"/>
    </style:style>
    <style:style style:name="P26" style:family="paragraph" style:parent-style-name="Standard">
      <style:text-properties fo:font-style="italic" style:text-underline-style="solid" style:text-underline-width="auto" style:text-underline-color="font-color" fo:font-weight="normal" officeooo:rsid="009c8085" officeooo:paragraph-rsid="009c8085" style:font-style-asian="italic" style:font-weight-asian="normal" style:font-style-complex="italic" style:font-weight-complex="normal"/>
    </style:style>
    <style:style style:name="P27" style:family="paragraph" style:parent-style-name="Standard">
      <style:text-properties fo:font-style="italic" style:text-underline-style="solid" style:text-underline-width="auto" style:text-underline-color="font-color" fo:font-weight="normal" officeooo:rsid="009c8085" officeooo:paragraph-rsid="00a801df" style:font-style-asian="italic" style:font-weight-asian="normal" style:font-style-complex="italic" style:font-weight-complex="normal"/>
    </style:style>
    <style:style style:name="P28" style:family="paragraph" style:parent-style-name="Standard">
      <style:text-properties fo:font-style="italic" style:text-underline-style="solid" style:text-underline-width="auto" style:text-underline-color="font-color" fo:font-weight="normal" officeooo:rsid="00b77bf5" officeooo:paragraph-rsid="00b77bf5" style:font-style-asian="italic" style:font-weight-asian="normal" style:font-style-complex="italic" style:font-weight-complex="normal"/>
    </style:style>
    <style:style style:name="P29" style:family="paragraph" style:parent-style-name="Standard">
      <style:text-properties fo:font-style="italic" style:text-underline-style="solid" style:text-underline-width="auto" style:text-underline-color="font-color" fo:font-weight="normal" officeooo:rsid="00b77bf5" officeooo:paragraph-rsid="00ba17a3" style:font-style-asian="italic" style:font-weight-asian="normal" style:font-style-complex="italic" style:font-weight-complex="normal"/>
    </style:style>
    <style:style style:name="P30" style:family="paragraph" style:parent-style-name="Standard">
      <style:text-properties fo:font-style="italic" style:text-underline-style="solid" style:text-underline-width="auto" style:text-underline-color="font-color" fo:font-weight="normal" officeooo:rsid="00c9da61" officeooo:paragraph-rsid="00c9da61" style:font-style-asian="italic" style:font-weight-asian="normal" style:font-style-complex="italic" style:font-weight-complex="normal"/>
    </style:style>
    <style:style style:name="P31" style:family="paragraph" style:parent-style-name="Standard">
      <style:text-properties fo:font-style="italic" style:text-underline-style="solid" style:text-underline-width="auto" style:text-underline-color="font-color" fo:font-weight="bold" officeooo:rsid="00a18203" officeooo:paragraph-rsid="00a18203" style:font-style-asian="italic" style:font-weight-asian="bold" style:font-style-complex="italic" style:font-weight-complex="bold"/>
    </style:style>
    <style:style style:name="P32" style:family="paragraph" style:parent-style-name="Standard">
      <style:text-properties fo:font-style="normal" style:text-underline-style="none" fo:font-weight="normal" officeooo:rsid="001d1dbc" officeooo:paragraph-rsid="003bf53a"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205334" officeooo:paragraph-rsid="00205334"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26771f" officeooo:paragraph-rsid="0026771f"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283850" officeooo:paragraph-rsid="00283850"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2a9f9e" officeooo:paragraph-rsid="002a9f9e"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2e7a2b" officeooo:paragraph-rsid="002e7a2b"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3224bd" officeooo:paragraph-rsid="003224bd"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3488e9" officeooo:paragraph-rsid="003ae1ab"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41f1b5" officeooo:paragraph-rsid="0041f1b5" style:font-style-asian="normal" style:font-weight-asian="normal" style:font-style-complex="normal" style:font-weight-complex="normal"/>
    </style:style>
    <style:style style:name="P41" style:family="paragraph" style:parent-style-name="Standard">
      <style:text-properties fo:font-style="normal" style:text-underline-style="none" fo:font-weight="normal" officeooo:rsid="004b78d3" officeooo:paragraph-rsid="004b78d3"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04ff56b" officeooo:paragraph-rsid="004ff56b"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057455c" officeooo:paragraph-rsid="0057455c"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606f6f" officeooo:paragraph-rsid="00606f6f"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64ce83" officeooo:paragraph-rsid="0064ce83" style:font-style-asian="normal" style:font-weight-asian="normal" style:font-style-complex="normal" style:font-weight-complex="normal"/>
    </style:style>
    <style:style style:name="P46" style:family="paragraph" style:parent-style-name="Standard">
      <style:text-properties fo:font-style="normal" style:text-underline-style="none" fo:font-weight="normal" officeooo:rsid="0069d645" officeooo:paragraph-rsid="0069d645"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70b63d" officeooo:paragraph-rsid="0070b63d"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99d9a0" officeooo:paragraph-rsid="0099d9a0"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9efb63" officeooo:paragraph-rsid="00a038cd"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a5199c" officeooo:paragraph-rsid="00a5199c"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a18203" officeooo:paragraph-rsid="00a18203"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0b4f5f0" officeooo:paragraph-rsid="00b4f5f0" style:font-style-asian="normal" style:font-weight-asian="normal" style:font-style-complex="normal" style:font-weight-complex="normal"/>
    </style:style>
    <style:style style:name="P53" style:family="paragraph" style:parent-style-name="Standard">
      <style:text-properties fo:font-style="normal" style:text-underline-style="none" fo:font-weight="bold" officeooo:rsid="000b69cd" officeooo:paragraph-rsid="0044c2ec" style:font-style-asian="normal" style:font-weight-asian="bold" style:font-style-complex="normal" style:font-weight-complex="bold"/>
    </style:style>
    <style:style style:name="P54" style:family="paragraph" style:parent-style-name="Standard">
      <style:text-properties fo:font-size="15pt" fo:font-style="italic" style:text-underline-style="solid" style:text-underline-width="auto" style:text-underline-color="font-color" fo:font-weight="bold" officeooo:rsid="00a18203" officeooo:paragraph-rsid="00a18203" style:font-size-asian="15pt" style:font-style-asian="italic" style:font-weight-asian="bold" style:font-size-complex="15pt" style:font-style-complex="italic" style:font-weight-complex="bold"/>
    </style:style>
    <style:style style:name="P55" style:family="paragraph" style:parent-style-name="Standard" style:list-style-name="L1">
      <style:text-properties fo:font-weight="normal" officeooo:rsid="000cf037" officeooo:paragraph-rsid="000cf037" style:font-weight-asian="normal" style:font-weight-complex="normal"/>
    </style:style>
    <style:style style:name="P56" style:family="paragraph" style:parent-style-name="Standard" style:list-style-name="L1">
      <style:text-properties fo:font-weight="normal" officeooo:rsid="000e9734" officeooo:paragraph-rsid="000cf037" style:font-weight-asian="normal" style:font-weight-complex="normal"/>
    </style:style>
    <style:style style:name="P57" style:family="paragraph" style:parent-style-name="Standard" style:list-style-name="L1">
      <style:text-properties fo:font-weight="normal" officeooo:rsid="00104e73" officeooo:paragraph-rsid="00104e73" style:font-weight-asian="normal" style:font-weight-complex="normal"/>
    </style:style>
    <style:style style:name="P58" style:family="paragraph" style:parent-style-name="Standard" style:list-style-name="L1">
      <style:text-properties fo:font-weight="normal" officeooo:rsid="00139d54" officeooo:paragraph-rsid="00139d54" style:font-weight-asian="normal" style:font-weight-complex="normal"/>
    </style:style>
    <style:style style:name="P59" style:family="paragraph" style:parent-style-name="Standard" style:list-style-name="L1">
      <style:text-properties fo:font-weight="normal" officeooo:rsid="001724af" officeooo:paragraph-rsid="001724af" style:font-weight-asian="normal" style:font-weight-complex="normal"/>
    </style:style>
    <style:style style:name="P60" style:family="paragraph" style:parent-style-name="Standard" style:list-style-name="L1">
      <style:text-properties fo:font-weight="normal" officeooo:rsid="001908b9" officeooo:paragraph-rsid="001908b9" style:font-weight-asian="normal" style:font-weight-complex="normal"/>
    </style:style>
    <style:style style:name="P61" style:family="paragraph" style:parent-style-name="Standard" style:list-style-name="L1">
      <style:text-properties fo:font-weight="normal" officeooo:rsid="001943ab" officeooo:paragraph-rsid="001943ab" style:font-weight-asian="normal" style:font-weight-complex="normal"/>
    </style:style>
    <style:style style:name="P62" style:family="paragraph" style:parent-style-name="Standard" style:list-style-name="L1">
      <style:text-properties fo:font-weight="normal" officeooo:rsid="0019bafd" officeooo:paragraph-rsid="0019bafd" style:font-weight-asian="normal" style:font-weight-complex="normal"/>
    </style:style>
    <style:style style:name="P63" style:family="paragraph" style:parent-style-name="Standard" style:list-style-name="L2">
      <style:text-properties fo:font-style="normal" style:text-underline-style="none" fo:font-weight="normal" officeooo:rsid="00205334" officeooo:paragraph-rsid="00205334" style:font-style-asian="normal" style:font-weight-asian="normal" style:font-style-complex="normal" style:font-weight-complex="normal"/>
    </style:style>
    <style:style style:name="P64" style:family="paragraph" style:parent-style-name="Standard" style:list-style-name="L2">
      <style:text-properties fo:font-style="normal" style:text-underline-style="none" fo:font-weight="normal" officeooo:rsid="0021042b" officeooo:paragraph-rsid="0021042b" style:font-style-asian="normal" style:font-weight-asian="normal" style:font-style-complex="normal" style:font-weight-complex="normal"/>
    </style:style>
    <style:style style:name="P65" style:family="paragraph" style:parent-style-name="Standard" style:list-style-name="L2">
      <style:text-properties fo:font-style="normal" style:text-underline-style="none" fo:font-weight="normal" officeooo:rsid="0021210e" officeooo:paragraph-rsid="0021210e" style:font-style-asian="normal" style:font-weight-asian="normal" style:font-style-complex="normal" style:font-weight-complex="normal"/>
    </style:style>
    <style:style style:name="P66" style:family="paragraph" style:parent-style-name="Standard" style:list-style-name="L3">
      <style:text-properties fo:font-style="normal" style:text-underline-style="none" fo:font-weight="normal" officeooo:rsid="0021c7c5" officeooo:paragraph-rsid="0021c7c5" style:font-style-asian="normal" style:font-weight-asian="normal" style:font-style-complex="normal" style:font-weight-complex="normal"/>
    </style:style>
    <style:style style:name="P67" style:family="paragraph" style:parent-style-name="Standard" style:list-style-name="L3">
      <style:text-properties fo:font-style="normal" style:text-underline-style="none" fo:font-weight="normal" officeooo:rsid="0023306e" officeooo:paragraph-rsid="0023306e" style:font-style-asian="normal" style:font-weight-asian="normal" style:font-style-complex="normal" style:font-weight-complex="normal"/>
    </style:style>
    <style:style style:name="P68" style:family="paragraph" style:parent-style-name="Standard" style:list-style-name="L3">
      <style:text-properties fo:font-style="normal" style:text-underline-style="none" fo:font-weight="normal" officeooo:rsid="0026771f" officeooo:paragraph-rsid="0026771f" style:font-style-asian="normal" style:font-weight-asian="normal" style:font-style-complex="normal" style:font-weight-complex="normal"/>
    </style:style>
    <style:style style:name="P69" style:family="paragraph" style:parent-style-name="Standard" style:list-style-name="L3">
      <style:text-properties fo:font-style="normal" style:text-underline-style="none" fo:font-weight="normal" officeooo:rsid="002df2a5" officeooo:paragraph-rsid="002df2a5" style:font-style-asian="normal" style:font-weight-asian="normal" style:font-style-complex="normal" style:font-weight-complex="normal"/>
    </style:style>
    <style:style style:name="P70" style:family="paragraph" style:parent-style-name="Standard" style:list-style-name="L3">
      <style:text-properties fo:font-style="normal" style:text-underline-style="none" fo:font-weight="normal" officeooo:rsid="003004f0" officeooo:paragraph-rsid="003004f0" style:font-style-asian="normal" style:font-weight-asian="normal" style:font-style-complex="normal" style:font-weight-complex="normal"/>
    </style:style>
    <style:style style:name="P71" style:family="paragraph" style:parent-style-name="Standard" style:list-style-name="L4">
      <style:text-properties fo:font-style="normal" style:text-underline-style="none" fo:font-weight="normal" officeooo:rsid="003224bd" officeooo:paragraph-rsid="003224bd" style:font-style-asian="normal" style:font-weight-asian="normal" style:font-style-complex="normal" style:font-weight-complex="normal"/>
    </style:style>
    <style:style style:name="P72" style:family="paragraph" style:parent-style-name="Standard" style:list-style-name="L5">
      <style:text-properties fo:font-style="normal" style:text-underline-style="none" fo:font-weight="normal" officeooo:rsid="003488e9" officeooo:paragraph-rsid="003488e9" style:font-style-asian="normal" style:font-weight-asian="normal" style:font-style-complex="normal" style:font-weight-complex="normal"/>
    </style:style>
    <style:style style:name="P73" style:family="paragraph" style:parent-style-name="Standard" style:list-style-name="L5">
      <style:text-properties fo:font-style="normal" style:text-underline-style="none" fo:font-weight="normal" officeooo:rsid="003ae1ab" officeooo:paragraph-rsid="003ae1ab" style:font-style-asian="normal" style:font-weight-asian="normal" style:font-style-complex="normal" style:font-weight-complex="normal"/>
    </style:style>
    <style:style style:name="P74" style:family="paragraph" style:parent-style-name="Standard" style:list-style-name="L5">
      <style:text-properties fo:font-style="normal" style:text-underline-style="none" fo:font-weight="normal" officeooo:rsid="003bea9f" officeooo:paragraph-rsid="003bea9f" style:font-style-asian="normal" style:font-weight-asian="normal" style:font-style-complex="normal" style:font-weight-complex="normal"/>
    </style:style>
    <style:style style:name="P75" style:family="paragraph" style:parent-style-name="Standard" style:list-style-name="L6">
      <style:text-properties fo:font-style="normal" style:text-underline-style="none" fo:font-weight="normal" officeooo:rsid="003d4484" officeooo:paragraph-rsid="003d4484" style:font-style-asian="normal" style:font-weight-asian="normal" style:font-style-complex="normal" style:font-weight-complex="normal"/>
    </style:style>
    <style:style style:name="P76" style:family="paragraph" style:parent-style-name="Standard" style:list-style-name="L6">
      <style:text-properties fo:font-style="normal" style:text-underline-style="none" fo:font-weight="normal" officeooo:rsid="003d609b" officeooo:paragraph-rsid="003d609b" style:font-style-asian="normal" style:font-weight-asian="normal" style:font-style-complex="normal" style:font-weight-complex="normal"/>
    </style:style>
    <style:style style:name="P77" style:family="paragraph" style:parent-style-name="Standard" style:list-style-name="L6">
      <style:text-properties fo:font-style="normal" style:text-underline-style="none" fo:font-weight="normal" officeooo:rsid="003faab4" officeooo:paragraph-rsid="003faab4" style:font-style-asian="normal" style:font-weight-asian="normal" style:font-style-complex="normal" style:font-weight-complex="normal"/>
    </style:style>
    <style:style style:name="P78" style:family="paragraph" style:parent-style-name="Standard" style:list-style-name="L6">
      <style:text-properties fo:font-style="normal" style:text-underline-style="none" fo:font-weight="normal" officeooo:rsid="0041f1b5" officeooo:paragraph-rsid="0041f1b5" style:font-style-asian="normal" style:font-weight-asian="normal" style:font-style-complex="normal" style:font-weight-complex="normal"/>
    </style:style>
    <style:style style:name="P79" style:family="paragraph" style:parent-style-name="Standard" style:list-style-name="L7">
      <style:text-properties fo:font-style="normal" style:text-underline-style="none" fo:font-weight="normal" officeooo:rsid="004533b1" officeooo:paragraph-rsid="004533b1" style:font-style-asian="normal" style:font-weight-asian="normal" style:font-style-complex="normal" style:font-weight-complex="normal"/>
    </style:style>
    <style:style style:name="P80" style:family="paragraph" style:parent-style-name="Standard" style:list-style-name="L7">
      <style:text-properties fo:font-style="normal" style:text-underline-style="none" fo:font-weight="normal" officeooo:rsid="0048a4d5" officeooo:paragraph-rsid="0048a4d5" style:font-style-asian="normal" style:font-weight-asian="normal" style:font-style-complex="normal" style:font-weight-complex="normal"/>
    </style:style>
    <style:style style:name="P81" style:family="paragraph" style:parent-style-name="Standard" style:list-style-name="L7">
      <style:text-properties fo:font-style="normal" style:text-underline-style="none" fo:font-weight="normal" officeooo:rsid="004a3a0a" officeooo:paragraph-rsid="004a3a0a" style:font-style-asian="normal" style:font-weight-asian="normal" style:font-style-complex="normal" style:font-weight-complex="normal"/>
    </style:style>
    <style:style style:name="P82" style:family="paragraph" style:parent-style-name="Standard" style:list-style-name="L7">
      <style:text-properties fo:font-style="normal" style:text-underline-style="none" fo:font-weight="normal" officeooo:rsid="0047ed10" officeooo:paragraph-rsid="0047ed10" style:font-style-asian="normal" style:font-weight-asian="normal" style:font-style-complex="normal" style:font-weight-complex="normal"/>
    </style:style>
    <style:style style:name="P83" style:family="paragraph" style:parent-style-name="Standard" style:list-style-name="L7">
      <style:text-properties fo:font-style="normal" style:text-underline-style="none" fo:font-weight="normal" officeooo:rsid="004b78d3" officeooo:paragraph-rsid="004b78d3" style:font-style-asian="normal" style:font-weight-asian="normal" style:font-style-complex="normal" style:font-weight-complex="normal"/>
    </style:style>
    <style:style style:name="P84" style:family="paragraph" style:parent-style-name="Standard" style:list-style-name="L8">
      <style:text-properties fo:font-style="normal" style:text-underline-style="none" fo:font-weight="normal" officeooo:rsid="004ff56b" officeooo:paragraph-rsid="004ff56b" style:font-style-asian="normal" style:font-weight-asian="normal" style:font-style-complex="normal" style:font-weight-complex="normal"/>
    </style:style>
    <style:style style:name="P85" style:family="paragraph" style:parent-style-name="Standard" style:list-style-name="L9">
      <style:text-properties fo:font-style="normal" style:text-underline-style="none" fo:font-weight="normal" officeooo:rsid="00550556" officeooo:paragraph-rsid="00550556" style:font-style-asian="normal" style:font-weight-asian="normal" style:font-style-complex="normal" style:font-weight-complex="normal"/>
    </style:style>
    <style:style style:name="P86" style:family="paragraph" style:parent-style-name="Standard" style:list-style-name="L9">
      <style:text-properties fo:font-style="normal" style:text-underline-style="none" fo:font-weight="normal" officeooo:rsid="0057455c" officeooo:paragraph-rsid="0057455c" style:font-style-asian="normal" style:font-weight-asian="normal" style:font-style-complex="normal" style:font-weight-complex="normal"/>
    </style:style>
    <style:style style:name="P87" style:family="paragraph" style:parent-style-name="Standard" style:list-style-name="L10">
      <style:text-properties fo:font-style="normal" style:text-underline-style="none" fo:font-weight="normal" officeooo:rsid="005b953a" officeooo:paragraph-rsid="005b953a" style:font-style-asian="normal" style:font-weight-asian="normal" style:font-style-complex="normal" style:font-weight-complex="normal"/>
    </style:style>
    <style:style style:name="P88" style:family="paragraph" style:parent-style-name="Standard" style:list-style-name="L10">
      <style:text-properties fo:font-style="normal" style:text-underline-style="none" fo:font-weight="normal" officeooo:rsid="005be179" officeooo:paragraph-rsid="005be179" style:font-style-asian="normal" style:font-weight-asian="normal" style:font-style-complex="normal" style:font-weight-complex="normal"/>
    </style:style>
    <style:style style:name="P89" style:family="paragraph" style:parent-style-name="Standard" style:list-style-name="L10">
      <style:text-properties fo:font-style="normal" style:text-underline-style="none" fo:font-weight="normal" officeooo:rsid="005deb9f" officeooo:paragraph-rsid="005deb9f" style:font-style-asian="normal" style:font-weight-asian="normal" style:font-style-complex="normal" style:font-weight-complex="normal"/>
    </style:style>
    <style:style style:name="P90" style:family="paragraph" style:parent-style-name="Standard" style:list-style-name="L10">
      <style:text-properties fo:font-style="normal" style:text-underline-style="none" fo:font-weight="normal" officeooo:rsid="005eb1fa" officeooo:paragraph-rsid="005eb1fa" style:font-style-asian="normal" style:font-weight-asian="normal" style:font-style-complex="normal" style:font-weight-complex="normal"/>
    </style:style>
    <style:style style:name="P91" style:family="paragraph" style:parent-style-name="Standard" style:list-style-name="L10">
      <style:text-properties fo:font-style="normal" style:text-underline-style="none" fo:font-weight="normal" officeooo:rsid="00606f6f" officeooo:paragraph-rsid="00606f6f" style:font-style-asian="normal" style:font-weight-asian="normal" style:font-style-complex="normal" style:font-weight-complex="normal"/>
    </style:style>
    <style:style style:name="P92" style:family="paragraph" style:parent-style-name="Standard" style:list-style-name="L10">
      <style:text-properties fo:font-style="normal" style:text-underline-style="none" fo:font-weight="normal" officeooo:rsid="0076c741" officeooo:paragraph-rsid="0076c741" style:font-style-asian="normal" style:font-weight-asian="normal" style:font-style-complex="normal" style:font-weight-complex="normal"/>
    </style:style>
    <style:style style:name="P93" style:family="paragraph" style:parent-style-name="Standard" style:list-style-name="L11">
      <style:text-properties fo:font-style="normal" style:text-underline-style="none" fo:font-weight="normal" officeooo:rsid="0064ce83" officeooo:paragraph-rsid="0064ce83" style:font-style-asian="normal" style:font-weight-asian="normal" style:font-style-complex="normal" style:font-weight-complex="normal"/>
    </style:style>
    <style:style style:name="P94" style:family="paragraph" style:parent-style-name="Standard" style:list-style-name="L12">
      <style:text-properties fo:font-style="normal" style:text-underline-style="none" fo:font-weight="normal" officeooo:rsid="0069d645" officeooo:paragraph-rsid="0069d645" style:font-style-asian="normal" style:font-weight-asian="normal" style:font-style-complex="normal" style:font-weight-complex="normal"/>
    </style:style>
    <style:style style:name="P95" style:family="paragraph" style:parent-style-name="Standard" style:list-style-name="L12">
      <style:text-properties fo:font-style="normal" style:text-underline-style="none" fo:font-weight="normal" officeooo:rsid="0075792b" officeooo:paragraph-rsid="0075792b" style:font-style-asian="normal" style:font-weight-asian="normal" style:font-style-complex="normal" style:font-weight-complex="normal"/>
    </style:style>
    <style:style style:name="P96" style:family="paragraph" style:parent-style-name="Standard" style:list-style-name="L13">
      <style:text-properties fo:font-style="normal" style:text-underline-style="none" fo:font-weight="normal" officeooo:rsid="0070b63d" officeooo:paragraph-rsid="0070b63d" style:font-style-asian="normal" style:font-weight-asian="normal" style:font-style-complex="normal" style:font-weight-complex="normal"/>
    </style:style>
    <style:style style:name="P97" style:family="paragraph" style:parent-style-name="Standard" style:list-style-name="L14">
      <style:text-properties fo:font-style="normal" style:text-underline-style="none" fo:font-weight="normal" officeooo:rsid="007b03e5" officeooo:paragraph-rsid="007b03e5" style:font-style-asian="normal" style:font-weight-asian="normal" style:font-style-complex="normal" style:font-weight-complex="normal"/>
    </style:style>
    <style:style style:name="P98" style:family="paragraph" style:parent-style-name="Standard" style:list-style-name="L14">
      <style:text-properties fo:font-style="normal" style:text-underline-style="none" fo:font-weight="normal" officeooo:rsid="008109da" officeooo:paragraph-rsid="008109da" style:font-style-asian="normal" style:font-weight-asian="normal" style:font-style-complex="normal" style:font-weight-complex="normal"/>
    </style:style>
    <style:style style:name="P99" style:family="paragraph" style:parent-style-name="Standard" style:list-style-name="L14">
      <style:text-properties fo:font-style="normal" style:text-underline-style="none" fo:font-weight="normal" officeooo:rsid="00816a42" officeooo:paragraph-rsid="00816a42" style:font-style-asian="normal" style:font-weight-asian="normal" style:font-style-complex="normal" style:font-weight-complex="normal"/>
    </style:style>
    <style:style style:name="P100" style:family="paragraph" style:parent-style-name="Standard" style:list-style-name="L14">
      <style:text-properties fo:font-style="normal" style:text-underline-style="none" fo:font-weight="normal" officeooo:rsid="0088301c" officeooo:paragraph-rsid="0088301c" style:font-style-asian="normal" style:font-weight-asian="normal" style:font-style-complex="normal" style:font-weight-complex="normal"/>
    </style:style>
    <style:style style:name="P101" style:family="paragraph" style:parent-style-name="Standard" style:list-style-name="L14">
      <style:text-properties fo:font-style="normal" style:text-underline-style="none" fo:font-weight="normal" officeooo:rsid="008a253a" officeooo:paragraph-rsid="008a253a" style:font-style-asian="normal" style:font-weight-asian="normal" style:font-style-complex="normal" style:font-weight-complex="normal"/>
    </style:style>
    <style:style style:name="P102" style:family="paragraph" style:parent-style-name="Standard" style:list-style-name="L14">
      <style:text-properties fo:font-style="normal" style:text-underline-style="none" fo:font-weight="normal" officeooo:rsid="008d97f2" officeooo:paragraph-rsid="008d97f2" style:font-style-asian="normal" style:font-weight-asian="normal" style:font-style-complex="normal" style:font-weight-complex="normal"/>
    </style:style>
    <style:style style:name="P103" style:family="paragraph" style:parent-style-name="Standard" style:list-style-name="L14">
      <style:text-properties fo:font-style="normal" style:text-underline-style="none" fo:font-weight="normal" officeooo:rsid="008d9f03" officeooo:paragraph-rsid="008d9f03" style:font-style-asian="normal" style:font-weight-asian="normal" style:font-style-complex="normal" style:font-weight-complex="normal"/>
    </style:style>
    <style:style style:name="P104" style:family="paragraph" style:parent-style-name="Standard" style:list-style-name="L14">
      <style:text-properties fo:font-style="normal" style:text-underline-style="none" fo:font-weight="normal" officeooo:rsid="008f63aa" officeooo:paragraph-rsid="008f63aa" style:font-style-asian="normal" style:font-weight-asian="normal" style:font-style-complex="normal" style:font-weight-complex="normal"/>
    </style:style>
    <style:style style:name="P105" style:family="paragraph" style:parent-style-name="Standard" style:list-style-name="L14">
      <style:text-properties fo:font-style="normal" style:text-underline-style="none" fo:font-weight="normal" officeooo:rsid="00910580" officeooo:paragraph-rsid="00910580" style:font-style-asian="normal" style:font-weight-asian="normal" style:font-style-complex="normal" style:font-weight-complex="normal"/>
    </style:style>
    <style:style style:name="P106" style:family="paragraph" style:parent-style-name="Standard" style:list-style-name="L14">
      <style:text-properties fo:font-style="normal" style:text-underline-style="none" fo:font-weight="normal" officeooo:rsid="0093f5a4" officeooo:paragraph-rsid="0097363f" style:font-style-asian="normal" style:font-weight-asian="normal" style:font-style-complex="normal" style:font-weight-complex="normal"/>
    </style:style>
    <style:style style:name="P107" style:family="paragraph" style:parent-style-name="Standard" style:list-style-name="L14">
      <style:text-properties fo:font-style="normal" style:text-underline-style="none" fo:font-weight="normal" officeooo:rsid="0096743f" officeooo:paragraph-rsid="0097363f" style:font-style-asian="normal" style:font-weight-asian="normal" style:font-style-complex="normal" style:font-weight-complex="normal"/>
    </style:style>
    <style:style style:name="P108" style:family="paragraph" style:parent-style-name="Standard" style:list-style-name="L14">
      <style:text-properties fo:font-style="normal" style:text-underline-style="none" fo:font-weight="normal" officeooo:rsid="0099d9a0" officeooo:paragraph-rsid="0099d9a0" style:font-style-asian="normal" style:font-weight-asian="normal" style:font-style-complex="normal" style:font-weight-complex="normal"/>
    </style:style>
    <style:style style:name="P109" style:family="paragraph" style:parent-style-name="Standard" style:list-style-name="L15">
      <style:text-properties fo:font-style="normal" style:text-underline-style="none" fo:font-weight="normal" officeooo:rsid="009efb63" officeooo:paragraph-rsid="00a038cd" style:font-style-asian="normal" style:font-weight-asian="normal" style:font-style-complex="normal" style:font-weight-complex="normal"/>
    </style:style>
    <style:style style:name="P110" style:family="paragraph" style:parent-style-name="Standard">
      <style:text-properties fo:font-style="normal" style:text-underline-style="none" fo:font-weight="normal" officeooo:rsid="009efb63" officeooo:paragraph-rsid="00a038cd" style:font-style-asian="normal" style:font-weight-asian="normal" style:font-style-complex="normal" style:font-weight-complex="normal"/>
    </style:style>
    <style:style style:name="P111" style:family="paragraph" style:parent-style-name="Standard" style:list-style-name="L15">
      <style:text-properties fo:font-style="normal" style:text-underline-style="none" fo:font-weight="normal" officeooo:rsid="00a43ea2" officeooo:paragraph-rsid="00a43ea2" style:font-style-asian="normal" style:font-weight-asian="normal" style:font-style-complex="normal" style:font-weight-complex="normal"/>
    </style:style>
    <style:style style:name="P112" style:family="paragraph" style:parent-style-name="Standard" style:list-style-name="L15">
      <style:text-properties fo:font-style="normal" style:text-underline-style="none" fo:font-weight="normal" officeooo:rsid="00a47e2d" officeooo:paragraph-rsid="00a47e2d" style:font-style-asian="normal" style:font-weight-asian="normal" style:font-style-complex="normal" style:font-weight-complex="normal"/>
    </style:style>
    <style:style style:name="P113" style:family="paragraph" style:parent-style-name="Standard" style:list-style-name="L16">
      <style:text-properties fo:font-style="normal" style:text-underline-style="none" fo:font-weight="normal" officeooo:rsid="00b2f406" officeooo:paragraph-rsid="00b2f406" style:font-style-asian="normal" style:font-weight-asian="normal" style:font-style-complex="normal" style:font-weight-complex="normal"/>
    </style:style>
    <style:style style:name="P114" style:family="paragraph" style:parent-style-name="Standard" style:list-style-name="L16">
      <style:text-properties fo:font-style="normal" style:text-underline-style="none" fo:font-weight="normal" officeooo:rsid="00b3bd75" officeooo:paragraph-rsid="00b3bd75" style:font-style-asian="normal" style:font-weight-asian="normal" style:font-style-complex="normal" style:font-weight-complex="normal"/>
    </style:style>
    <style:style style:name="P115" style:family="paragraph" style:parent-style-name="Standard" style:list-style-name="L16">
      <style:text-properties fo:font-style="normal" style:text-underline-style="none" fo:font-weight="normal" officeooo:rsid="00b4f5f0" officeooo:paragraph-rsid="00b4f5f0" style:font-style-asian="normal" style:font-weight-asian="normal" style:font-style-complex="normal" style:font-weight-complex="normal"/>
    </style:style>
    <style:style style:name="P116" style:family="paragraph" style:parent-style-name="Standard" style:list-style-name="L17">
      <style:text-properties fo:font-style="normal" style:text-underline-style="none" fo:font-weight="normal" officeooo:rsid="00b8338b" officeooo:paragraph-rsid="00b8338b" style:font-style-asian="normal" style:font-weight-asian="normal" style:font-style-complex="normal" style:font-weight-complex="normal"/>
    </style:style>
    <style:style style:name="P117" style:family="paragraph" style:parent-style-name="Standard" style:list-style-name="L17">
      <style:text-properties fo:font-style="normal" style:text-underline-style="none" fo:font-weight="normal" officeooo:rsid="00b87656" officeooo:paragraph-rsid="00b87656" style:font-style-asian="normal" style:font-weight-asian="normal" style:font-style-complex="normal" style:font-weight-complex="normal"/>
    </style:style>
    <style:style style:name="P118" style:family="paragraph" style:parent-style-name="Standard" style:list-style-name="L17">
      <style:text-properties fo:font-style="normal" style:text-underline-style="none" fo:font-weight="normal" officeooo:rsid="00b8a0e2" officeooo:paragraph-rsid="00b8a0e2" style:font-style-asian="normal" style:font-weight-asian="normal" style:font-style-complex="normal" style:font-weight-complex="normal"/>
    </style:style>
    <style:style style:name="P119" style:family="paragraph" style:parent-style-name="Standard" style:list-style-name="L18">
      <style:text-properties fo:font-style="normal" style:text-underline-style="none" fo:font-weight="normal" officeooo:rsid="00bb9bbc" officeooo:paragraph-rsid="00bb9bbc" style:font-style-asian="normal" style:font-weight-asian="normal" style:font-style-complex="normal" style:font-weight-complex="normal"/>
    </style:style>
    <style:style style:name="P120" style:family="paragraph" style:parent-style-name="Standard" style:list-style-name="L18">
      <style:text-properties fo:font-style="normal" style:text-underline-style="none" fo:font-weight="normal" officeooo:rsid="00bdf8c0" officeooo:paragraph-rsid="00bdf8c0" style:font-style-asian="normal" style:font-weight-asian="normal" style:font-style-complex="normal" style:font-weight-complex="normal"/>
    </style:style>
    <style:style style:name="P121" style:family="paragraph" style:parent-style-name="Standard" style:list-style-name="L18">
      <style:text-properties fo:font-style="normal" style:text-underline-style="none" fo:font-weight="normal" officeooo:rsid="00bf2c98" officeooo:paragraph-rsid="00bf2c98" style:font-style-asian="normal" style:font-weight-asian="normal" style:font-style-complex="normal" style:font-weight-complex="normal"/>
    </style:style>
    <style:style style:name="P122" style:family="paragraph" style:parent-style-name="Standard" style:list-style-name="L18">
      <style:text-properties fo:font-style="normal" style:text-underline-style="none" fo:font-weight="normal" officeooo:rsid="00c28f9d" officeooo:paragraph-rsid="00c28f9d" style:font-style-asian="normal" style:font-weight-asian="normal" style:font-style-complex="normal" style:font-weight-complex="normal"/>
    </style:style>
    <style:style style:name="P123" style:family="paragraph" style:parent-style-name="Standard" style:list-style-name="L19">
      <style:text-properties fo:font-style="normal" style:text-underline-style="none" fo:font-weight="normal" officeooo:rsid="00cc92d4" officeooo:paragraph-rsid="00cc92d4" style:font-style-asian="normal" style:font-weight-asian="normal" style:font-style-complex="normal" style:font-weight-complex="normal"/>
    </style:style>
    <style:style style:name="P124" style:family="paragraph" style:parent-style-name="Standard" style:list-style-name="L19">
      <style:text-properties fo:font-style="normal" style:text-underline-style="none" fo:font-weight="normal" officeooo:rsid="00cfaf9a" officeooo:paragraph-rsid="00cfaf9a" style:font-style-asian="normal" style:font-weight-asian="normal" style:font-style-complex="normal" style:font-weight-complex="normal"/>
    </style:style>
    <style:style style:name="P125" style:family="paragraph" style:parent-style-name="Standard" style:list-style-name="L21">
      <style:text-properties fo:font-style="normal" style:text-underline-style="none" fo:font-weight="normal" officeooo:rsid="00c9da61" officeooo:paragraph-rsid="00dade5d" style:font-style-asian="normal" style:font-weight-asian="normal" style:font-style-complex="normal" style:font-weight-complex="normal"/>
    </style:style>
    <style:style style:name="P126" style:family="paragraph" style:parent-style-name="Standard" style:list-style-name="L22">
      <style:text-properties fo:font-style="normal" style:text-underline-style="none" fo:font-weight="normal" officeooo:rsid="00c9da61" officeooo:paragraph-rsid="00e296b1" style:font-style-asian="normal" style:font-weight-asian="normal" style:font-style-complex="normal" style:font-weight-complex="normal"/>
    </style:style>
    <style:style style:name="P127" style:family="paragraph" style:parent-style-name="Standard" style:list-style-name="L20">
      <style:text-properties fo:font-style="normal" style:text-underline-style="none" fo:font-weight="normal" officeooo:rsid="00d5878c" officeooo:paragraph-rsid="00d5878c" style:font-style-asian="normal" style:font-weight-asian="normal" style:font-style-complex="normal" style:font-weight-complex="normal"/>
    </style:style>
    <style:style style:name="P128" style:family="paragraph" style:parent-style-name="Standard" style:list-style-name="L20">
      <style:text-properties fo:font-style="normal" style:text-underline-style="none" fo:font-weight="normal" officeooo:rsid="00d778b4" officeooo:paragraph-rsid="00d778b4" style:font-style-asian="normal" style:font-weight-asian="normal" style:font-style-complex="normal" style:font-weight-complex="normal"/>
    </style:style>
    <style:style style:name="P129" style:family="paragraph" style:parent-style-name="Standard" style:list-style-name="L20">
      <style:text-properties fo:font-style="normal" style:text-underline-style="none" fo:font-weight="normal" officeooo:rsid="00d92e0d" officeooo:paragraph-rsid="00d92e0d" style:font-style-asian="normal" style:font-weight-asian="normal" style:font-style-complex="normal" style:font-weight-complex="normal"/>
    </style:style>
    <style:style style:name="P130" style:family="paragraph" style:parent-style-name="Standard" style:list-style-name="L21">
      <style:text-properties fo:font-style="normal" style:text-underline-style="none" fo:font-weight="normal" officeooo:rsid="00dfc77f" officeooo:paragraph-rsid="00dfc77f" style:font-style-asian="normal" style:font-weight-asian="normal" style:font-style-complex="normal" style:font-weight-complex="normal"/>
    </style:style>
    <style:style style:name="P131" style:family="paragraph" style:parent-style-name="Standard" style:list-style-name="L14">
      <style:text-properties fo:font-style="normal" style:text-underline-style="none" fo:font-weight="bold" officeooo:rsid="0097363f" officeooo:paragraph-rsid="0097363f" style:font-style-asian="normal" style:font-weight-asian="bold" style:font-style-complex="normal" style:font-weight-complex="bold"/>
    </style:style>
    <style:style style:name="P132" style:family="paragraph" style:parent-style-name="Standard">
      <style:text-properties fo:font-style="italic" style:text-underline-style="solid" style:text-underline-width="auto" style:text-underline-color="font-color" fo:font-weight="normal" officeooo:rsid="00c9da61" officeooo:paragraph-rsid="00d3643e" style:font-style-asian="italic" style:font-weight-asian="normal" style:font-style-complex="italic" style:font-weight-complex="normal"/>
    </style:style>
    <style:style style:name="P133" style:family="paragraph" style:parent-style-name="Standard">
      <style:text-properties fo:font-style="italic" style:text-underline-style="solid" style:text-underline-width="auto" style:text-underline-color="font-color" fo:font-weight="normal" officeooo:rsid="00c9da61" officeooo:paragraph-rsid="00dade5d" style:font-style-asian="italic" style:font-weight-asian="normal" style:font-style-complex="italic" style:font-weight-complex="normal"/>
    </style:style>
    <style:style style:name="P134" style:family="paragraph" style:parent-style-name="Standard">
      <style:text-properties fo:font-style="italic" style:text-underline-style="solid" style:text-underline-width="auto" style:text-underline-color="font-color" fo:font-weight="normal" officeooo:rsid="00c9da61" officeooo:paragraph-rsid="00e296b1"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officeooo:rsid="000e9734"/>
    </style:style>
    <style:style style:name="T3" style:family="text">
      <style:text-properties officeooo:rsid="0012285f"/>
    </style:style>
    <style:style style:name="T4" style:family="text">
      <style:text-properties officeooo:rsid="0021bccd"/>
    </style:style>
    <style:style style:name="T5" style:family="text">
      <style:text-properties officeooo:rsid="002353cd"/>
    </style:style>
    <style:style style:name="T6" style:family="text">
      <style:text-properties officeooo:rsid="00291583"/>
    </style:style>
    <style:style style:name="T7" style:family="text">
      <style:text-properties officeooo:rsid="00318181"/>
    </style:style>
    <style:style style:name="T8" style:family="text">
      <style:text-properties officeooo:rsid="00401425"/>
    </style:style>
    <style:style style:name="T9" style:family="text">
      <style:text-properties officeooo:rsid="0042c9b4"/>
    </style:style>
    <style:style style:name="T10" style:family="text">
      <style:text-properties officeooo:rsid="0044c2ec"/>
    </style:style>
    <style:style style:name="T11" style:family="text">
      <style:text-properties officeooo:rsid="00478de0"/>
    </style:style>
    <style:style style:name="T12" style:family="text">
      <style:text-properties officeooo:rsid="00567a1a"/>
    </style:style>
    <style:style style:name="T13" style:family="text">
      <style:text-properties officeooo:rsid="005a6088"/>
    </style:style>
    <style:style style:name="T14" style:family="text">
      <style:text-properties officeooo:rsid="005cf236"/>
    </style:style>
    <style:style style:name="T15" style:family="text">
      <style:text-properties officeooo:rsid="0061ce28"/>
    </style:style>
    <style:style style:name="T16" style:family="text">
      <style:text-properties officeooo:rsid="0064ce83"/>
    </style:style>
    <style:style style:name="T17" style:family="text">
      <style:text-properties officeooo:rsid="00694e65"/>
    </style:style>
    <style:style style:name="T18" style:family="text">
      <style:text-properties officeooo:rsid="006a59a6"/>
    </style:style>
    <style:style style:name="T19" style:family="text">
      <style:text-properties officeooo:rsid="0070b63d"/>
    </style:style>
    <style:style style:name="T20" style:family="text">
      <style:text-properties officeooo:rsid="0071ae2a"/>
    </style:style>
    <style:style style:name="T21" style:family="text">
      <style:text-properties officeooo:rsid="007c3a88"/>
    </style:style>
    <style:style style:name="T22" style:family="text">
      <style:text-properties officeooo:rsid="007e9381"/>
    </style:style>
    <style:style style:name="T23" style:family="text">
      <style:text-properties fo:font-style="italic" style:font-style-asian="italic" style:font-style-complex="italic"/>
    </style:style>
    <style:style style:name="T24" style:family="text">
      <style:text-properties officeooo:rsid="00816a42"/>
    </style:style>
    <style:style style:name="T25" style:family="text">
      <style:text-properties officeooo:rsid="00832bfa"/>
    </style:style>
    <style:style style:name="T26" style:family="text">
      <style:text-properties officeooo:rsid="008bba12"/>
    </style:style>
    <style:style style:name="T27" style:family="text">
      <style:text-properties officeooo:rsid="008d9f03"/>
    </style:style>
    <style:style style:name="T28" style:family="text">
      <style:text-properties officeooo:rsid="00926045"/>
    </style:style>
    <style:style style:name="T29" style:family="text">
      <style:text-properties officeooo:rsid="0096743f"/>
    </style:style>
    <style:style style:name="T30" style:family="text">
      <style:text-properties fo:font-weight="normal" style:font-weight-asian="normal" style:font-weight-complex="normal"/>
    </style:style>
    <style:style style:name="T31" style:family="text">
      <style:text-properties officeooo:rsid="00a038cd"/>
    </style:style>
    <style:style style:name="T32" style:family="text">
      <style:text-properties style:text-underline-style="solid" style:text-underline-width="auto" style:text-underline-color="font-color" officeooo:rsid="00a038cd"/>
    </style:style>
    <style:style style:name="T33" style:family="text">
      <style:text-properties officeooo:rsid="00a801df"/>
    </style:style>
    <style:style style:name="T34" style:family="text">
      <style:text-properties officeooo:rsid="00b63faa"/>
    </style:style>
    <style:style style:name="T35" style:family="text">
      <style:text-properties officeooo:rsid="00ba17a3"/>
    </style:style>
    <style:style style:name="T36" style:family="text">
      <style:text-properties officeooo:rsid="00c01526"/>
    </style:style>
    <style:style style:name="T37" style:family="text">
      <style:text-properties officeooo:rsid="00c470c5"/>
    </style:style>
    <style:style style:name="T38" style:family="text">
      <style:text-properties officeooo:rsid="00cd6733"/>
    </style:style>
    <style:style style:name="T39" style:family="text">
      <style:text-properties officeooo:rsid="00d170b8"/>
    </style:style>
    <style:style style:name="T40" style:family="text">
      <style:text-properties officeooo:rsid="00d3643e"/>
    </style:style>
    <style:style style:name="T41" style:family="text">
      <style:text-properties officeooo:rsid="00dade5d"/>
    </style:style>
    <style:style style:name="T42" style:family="text">
      <style:text-properties officeooo:rsid="00dc1e0b"/>
    </style:style>
    <style:style style:name="T43" style:family="text">
      <style:text-properties officeooo:rsid="00e19ec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deJS-MasterClass<text:tab/><text:tab/><text:tab/><text:tab/><text:tab/><text:tab/><text:tab/> <text:s text:c="8"/>Andrew Lee, <text:span text:style-name="T1">August, 04, 2018</text:span></text:p>
      <text:p text:style-name="P8">---</text:p>
      <text:p text:style-name="P8"/>
      <text:p text:style-name="P2">Github: <text:a xlink:type="simple" xlink:href="https://github.com/pirple/The-NodeJS-Master-Class" text:style-name="Internet_20_link" text:visited-style-name="Visited_20_Internet_20_Link">https://github.com/pirple/The-NodeJS-Master-Class</text:a></text:p>
      <text:p text:style-name="P2"/>
      <text:p text:style-name="P3">Good Terminal Commands: <text:a xlink:type="simple" xlink:href="https://medium.com/the-code-review/top-10-bash-file-system-commands-you-cant-live-without-4cd937bd7df1" text:style-name="Internet_20_link" text:visited-style-name="Visited_20_Internet_20_Link">https://medium.com/the-code-review/top-10-bash-file-system-commands-you-cant-live-without-4cd937bd7df1</text:a></text:p>
      <text:p text:style-name="P3">---</text:p>
      <text:p text:style-name="P3"/>
      <text:p text:style-name="P7">Background Information:</text:p>
      <text:p text:style-name="P7"/>
      <text:p text:style-name="P9">The Story of Node.js</text:p>
      <text:p text:style-name="P4"/>
      <text:list xml:id="list803001362" text:style-name="L1">
        <text:list-item>
          <text:p text:style-name="P55">Ryan Dahl, creator of NodeJS, <text:span text:style-name="T2">created around 2009, got big around 2011.</text:span></text:p>
        </text:list-item>
        <text:list-item>
          <text:p text:style-name="P56">Isaac Schlueter created NPM in January, 2010</text:p>
        </text:list-item>
        <text:list-item>
          <text:p text:style-name="P57">MongoDB was created <text:span text:style-name="T3">February,</text:span> 2009</text:p>
        </text:list-item>
        <text:list-item>
          <text:p text:style-name="P58">Social Media sites made JSON big</text:p>
        </text:list-item>
        <text:list-item>
          <text:p text:style-name="P59">Node was very unstable at first because of how little support it had</text:p>
        </text:list-item>
        <text:list-item>
          <text:p text:style-name="P60">A company called Joyent purchased Node and backed it money</text:p>
        </text:list-item>
        <text:list-item>
          <text:p text:style-name="P61">In 2012 Dahl stepped aside and passed the flag to Isaac</text:p>
        </text:list-item>
        <text:list-item>
          <text:p text:style-name="P62">Currently NodeJS is under the governance of the NodeJS Foundation.</text:p>
        </text:list-item>
      </text:list>
      <text:p text:style-name="P5"/>
      <text:p text:style-name="P6">In 2010 Google invited Ryan to speak to their employees about new technologies emerging. Even the announcer that presented him was talking down on his idea of moving Javascript to the server when everyone else was trying to run Java on the client.</text:p>
      <text:p text:style-name="P6"/>
      <text:p text:style-name="P9">What is V8, exactly?</text:p>
      <text:p text:style-name="P9"/>
      <text:list xml:id="list252912977" text:style-name="L2">
        <text:list-item>
          <text:p text:style-name="P63">Computers read programming languages with Interpreters, Compilers and Transpilers</text:p>
        </text:list-item>
        <text:list-item>
          <text:p text:style-name="P64">V8 is a Javascript engine which is an Interpreter. V8 compiles Javascript down and executes it.</text:p>
        </text:list-item>
        <text:list-item>
          <text:p text:style-name="P65">SpiderMonkey(Firefox JS Engine) was the first ever JS engine and was written by Brendon Ike. The same person that invented JS.</text:p>
        </text:list-item>
      </text:list>
      <text:p text:style-name="P33"/>
      <text:p text:style-name="P33">Compilers: take source code and turn it into an executable file (a file full of code the computer can understand).</text:p>
      <text:p text:style-name="P33">Transpilers: take source code and turn it into a source code of another type.</text:p>
      <text:p text:style-name="P33">Interpreters: take source code and directly execute it by taking realtime intermediate steps, But, they don’t leave anything behind.</text:p>
      <text:p text:style-name="P33"/>
      <text:p text:style-name="P10">What is <text:span text:style-name="T4">NodeJS</text:span>, exactly?</text:p>
      <text:p text:style-name="P10"/>
      <text:list xml:id="list995740476" text:style-name="L3">
        <text:list-item>
          <text:p text:style-name="P66">Server-side JS <text:span text:style-name="T5">run-time</text:span> environment. Looks and JS and decide when and where it should be executed on the computer</text:p>
        </text:list-item>
        <text:list-item>
          <text:p text:style-name="P67">V8 is the car engine and drive train, Nodejs is everything else.</text:p>
        </text:list-item>
        <text:list-item>
          <text:p text:style-name="P68">Node is a C++ application that embeds V8</text:p>
        </text:list-item>
        <text:list-item>
          <text:p text:style-name="P69">Node is invoked with a single file (app.js) then imported files from all over the place makes an application</text:p>
        </text:list-item>
        <text:list-item>
          <text:p text:style-name="P70">REPL === Read, <text:span text:style-name="T7">Execute</text:span>, Print, Loop</text:p>
        </text:list-item>
      </text:list>
      <text:p text:style-name="P34"/>
      <text:p text:style-name="P35"><text:soft-page-break/>Non-blocking tasks <text:span text:style-name="T6">(setTimeout())</text:span> get added to the to do list during NodeJS event loop. It is possible for the event loop to never end which is what people do for forever running servers.</text:p>
      <text:p text:style-name="P35"/>
      <text:p text:style-name="P36">The concept of non blocking does not allow node to do multiple tasks at once but instead schedule tasks to do later (async vs sync).</text:p>
      <text:p text:style-name="P36"/>
      <text:p text:style-name="P37"><text:span text:style-name="T1">REPL</text:span>: Works like the console in a web browser. It is a way to define and execute JS code against the V8 engine in real time.</text:p>
      <text:p text:style-name="P37"/>
      <text:p text:style-name="P16">Anatomy of Node Application</text:p>
      <text:p text:style-name="P11"/>
      <text:list xml:id="list2594720594" text:style-name="L4">
        <text:list-item>
          <text:p text:style-name="P71">const express = require(‘express’), the header area where we import are called “Dependencies”</text:p>
        </text:list-item>
      </text:list>
      <text:p text:style-name="P38"/>
      <text:p text:style-name="P38"/>
      <text:p text:style-name="P17">Common Node Conventions</text:p>
      <text:p text:style-name="P12"/>
      <text:list xml:id="list3847322154" text:style-name="L5">
        <text:list-item>
          <text:p text:style-name="P72">Package.lock locks down the exact version of the node modules installed.</text:p>
        </text:list-item>
        <text:list-item>
          <text:p text:style-name="P73">Common Code Comments</text:p>
          <text:list>
            <text:list-item>
              <text:p text:style-name="P73">@Params</text:p>
            </text:list-item>
            <text:list-item>
              <text:p text:style-name="P73">@TODO</text:p>
            </text:list-item>
            <text:list-item>
              <text:p text:style-name="P73">@Author</text:p>
            </text:list-item>
            <text:list-item>
              <text:p text:style-name="P73">@Date</text:p>
            </text:list-item>
          </text:list>
        </text:list-item>
        <text:list-item>
          <text:p text:style-name="P74">Throwing errors will kill the entire app. Use with caution.</text:p>
        </text:list-item>
      </text:list>
      <text:p text:style-name="P39"/>
      <text:p text:style-name="P18">Nodejs vs the Browsers</text:p>
      <text:p text:style-name="P32"/>
      <text:list xml:id="list1981268680" text:style-name="L6">
        <text:list-item>
          <text:p text:style-name="P75">Global variables that are in the Browser will not be in node (e.g window.open)</text:p>
        </text:list-item>
        <text:list-item>
          <text:p text:style-name="P76">Nothing related to window, browser object the screen or the browser location make any sense in Node</text:p>
        </text:list-item>
        <text:list-item>
          <text:p text:style-name="P77">Node is a single static environment. <text:span text:style-name="T8">Example is browser has “cross browser compatibility”, on the backend there is no such issue.</text:span></text:p>
        </text:list-item>
        <text:list-item>
          <text:p text:style-name="P78">The Node source code can not be seen by the viewer. <text:span text:style-name="T9">This means you can use certain sensitive information without prying eyes.</text:span></text:p>
        </text:list-item>
      </text:list>
      <text:p text:style-name="P40"/>
      <text:p text:style-name="P53">B<text:span text:style-name="T10">uilding a RESTful API</text:span>:</text:p>
      <text:p text:style-name="P53"/>
      <text:p text:style-name="P13"><text:span text:style-name="T11">Section </text:span>Overview</text:p>
      <text:p text:style-name="P53"/>
      <text:list xml:id="list2595230126" text:style-name="L7">
        <text:list-item>
          <text:p text:style-name="P79">Building a RESTful API for an uptime monitoring application</text:p>
          <text:list>
            <text:list-item>
              <text:p text:style-name="P80">This means a user can enter a url and the app will check if the site it up or down</text:p>
            </text:list-item>
            <text:list-item>
              <text:p text:style-name="P81">User can signup and signin</text:p>
            </text:list-item>
          </text:list>
        </text:list-item>
        <text:list-item>
          <text:p text:style-name="P82">Only using Nodes core modules</text:p>
        </text:list-item>
        <text:list-item>
          <text:p text:style-name="P83">We’ll be using the file system to mimic a DB in our computer</text:p>
        </text:list-item>
      </text:list>
      <text:p text:style-name="P41"/>
      <text:p text:style-name="P19">Basic Scaffolding</text:p>
      <text:p text:style-name="P14"/>
      <text:list xml:id="list4270955362" text:style-name="L8">
        <text:list-item>
          <text:p text:style-name="P84">Just testing index.js</text:p>
        </text:list-item>
      </text:list>
      <text:p text:style-name="P42"/>
      <text:p text:style-name="P15"/>
      <text:p text:style-name="P20"><text:soft-page-break/>Starting A Server</text:p>
      <text:p text:style-name="P15"/>
      <text:list xml:id="list277221435" text:style-name="L9">
        <text:list-item>
          <text:p text:style-name="P85">Http server : We first need to define the http module to define what the server does. Later on we need to tell the server to listen to a specific port</text:p>
        </text:list-item>
        <text:list-item>
          <text:p text:style-name="P85">http.createServer<text:span text:style-name="T12">(), the method to create server</text:span></text:p>
        </text:list-item>
        <text:list-item>
          <text:p text:style-name="P86">After we start it with `node index.js` we can test it by running the command `curl localhost:3000` in another terminal</text:p>
        </text:list-item>
      </text:list>
      <text:p text:style-name="P43"/>
      <text:p text:style-name="P21">Parsing Request Path<text:span text:style-name="T13">s</text:span></text:p>
      <text:p text:style-name="P21"/>
      <text:list xml:id="list369506384" text:style-name="L10">
        <text:list-item>
          <text:p text:style-name="P87">Node has a nice helper library for all things related to url functions, called `url`</text:p>
        </text:list-item>
        <text:list-item>
          <text:p text:style-name="P88">const parsedUrl = url.parse(req.url, true); --- this is where we start explaining what is in the <text:span text:style-name="T14">createServers</text:span> callback</text:p>
          <text:list>
            <text:list-item>
              <text:p text:style-name="P89">When the server is created and we have it listen on a port and then a request comes in the (req, res) parameters get filled and is used in the code block of the createServers function everytime the request comes in.</text:p>
            </text:list-item>
            <text:list-item>
              <text:p text:style-name="P90">So in the case of a user hitting localhost:3000 the createServer function will be called as many times it is loaded. <text:span text:style-name="T17">Every time the function is called the (req, res) are new.</text:span></text:p>
            </text:list-item>
          </text:list>
        </text:list-item>
        <text:list-item>
          <text:p text:style-name="P91">The request (req) object contains information the user is asking for</text:p>
        </text:list-item>
        <text:list-item>
          <text:p text:style-name="P92"><text:span text:style-name="T1">e.g:</text:span> www.example.com/<text:span text:style-name="T1">this/is/the/path</text:span></text:p>
        </text:list-item>
      </text:list>
      <text:p text:style-name="P44"/>
      <text:p text:style-name="P23">Parsing <text:span text:style-name="T15">Http Methods</text:span></text:p>
      <text:p text:style-name="P22"/>
      <text:list xml:id="list1958629811" text:style-name="L11">
        <text:list-item>
          <text:p text:style-name="P93">Added http method <text:span text:style-name="T20">[const method = req.method.toLowerCase()]</text:span> to source code</text:p>
        </text:list-item>
      </text:list>
      <text:p text:style-name="P45"/>
      <text:p text:style-name="P23">Parsing <text:span text:style-name="T16">Query Strings</text:span></text:p>
      <text:p text:style-name="P23"/>
      <text:list xml:id="list1017052735" text:style-name="L12">
        <text:list-item>
          <text:p text:style-name="P94">Get the query string as an object, The query string will let us understand what the user is requesting or modifying so we need to parse that as well.</text:p>
        </text:list-item>
        <text:list-item>
          <text:p text:style-name="P95"><text:span text:style-name="T1">e.g:</text:span> www.example.com/path<text:span text:style-name="T1">?foo=bar</text:span></text:p>
        </text:list-item>
      </text:list>
      <text:p text:style-name="P46"/>
      <text:p text:style-name="P25">Parsing <text:span text:style-name="T18">Headers</text:span></text:p>
      <text:p text:style-name="P24"/>
      <text:list xml:id="list954162691" text:style-name="L13">
        <text:list-item>
          <text:p text:style-name="P96">Use req.headers to get the headers from a response. Use a tool like postman to check if it is working</text:p>
        </text:list-item>
      </text:list>
      <text:p text:style-name="P47"/>
      <text:p text:style-name="P25">Parsing <text:span text:style-name="T19">Payloads</text:span></text:p>
      <text:p text:style-name="P25"/>
      <text:list xml:id="list2827523932" text:style-name="L14">
        <text:list-item>
          <text:p text:style-name="P131">Payload: <text:span text:style-name="T30">the part of transmitted data that is the actual intended message</text:span></text:p>
        </text:list-item>
        <text:list-item>
          <text:p text:style-name="P97">Bring i<text:span text:style-name="T21">n</text:span> `string_decoder` dependency. <text:span text:style-name="T22">Declare a new StringDecoder(‘utf8’) [set with encoding of utf8.]</text:span></text:p>
        </text:list-item>
        <text:list-item>
          <text:p text:style-name="P98">Node deals heavily with `Streams`. <text:span text:style-name="T23">Streams are bits of information that are coming in a little bit at of time. </text:span>Payloads <text:span text:style-name="T24">that </text:span>come<text:span text:style-name="T24"> as part of an </text:span>http <text:span text:style-name="T24">request,</text:span> <text:span text:style-name="T24">come into the http server as a</text:span> `Stream`</text:p>
        </text:list-item>
        <text:list-item>
          <text:p text:style-name="P99">We need to collect <text:span text:style-name="T25">the stream as it comes in and when the stream tells us its in the end we need to coalesce that into one coherent thing. We are interested in finding out what the entire payload is once it is finished streaming in.</text:span></text:p>
        </text:list-item>
        <text:list-item>
          <text:p text:style-name="P100">Before we start catching the payload as it comes in we want to create a new string to hold it. We will call this `buffer`.</text:p>
        </text:list-item>
        <text:list-item>
          <text:p text:style-name="P101"><text:soft-page-break/>The buffer will start as an empty string and as new streams begin to come in we will <text:span text:style-name="T26">append it to </text:span>the empty string.</text:p>
        </text:list-item>
        <text:list-item>
          <text:p text:style-name="P102">We do this by binding to an event that the request object emits and the <text:span text:style-name="T27">event</text:span> is called data. <text:span text:style-name="T27">So when the request object emits the event we want to grab it within a callback</text:span></text:p>
          <text:list>
            <text:list-item>
              <text:p text:style-name="P103">req.on(‘data’, (data) =&gt; {})</text:p>
            </text:list-item>
          </text:list>
        </text:list-item>
        <text:list-item>
          <text:p text:style-name="P104">So when data is being streamed in we append the decoded data onto the buffer. Remember we set the decoder to be utf8. So in all the data is being decoded into utf8 and being appended to the buffer.</text:p>
        </text:list-item>
        <text:list-item>
          <text:p text:style-name="P105">The event that lets us know the stream is done is req.<text:span text:style-name="T28">on</text:span>(‘<text:span text:style-name="T28">end’</text:span>);</text:p>
        </text:list-item>
        <text:list-item>
          <text:p text:style-name="P106">Once the stream(request) is completed we can now do what we were doing before. In this case sending the response and logging the request. <text:span text:style-name="T29">We do this by moving the response and logging code into the handler of the `end` event. </text:span></text:p>
        </text:list-item>
        <text:list-item>
          <text:p text:style-name="P107">The end event is always called but the data event may not always be called.</text:p>
        </text:list-item>
        <text:list-item>
          <text:p text:style-name="P108"/>
        </text:list-item>
        <text:list-item>
          <text:p text:style-name="P108">This is how streams are handled in Node. We get bits of streams at a time and let Node know when the stream is finished.</text:p>
        </text:list-item>
      </text:list>
      <text:p text:style-name="P48"/>
      <text:p text:style-name="P26">Routing Requests</text:p>
      <text:p text:style-name="P26"/>
      <text:list xml:id="list1466093839" text:style-name="L15">
        <text:list-item>
          <text:p text:style-name="P109"><text:span text:style-name="T31">Now that we have all the data of this request we want to package it up into a nice object and send it on (route it) to some request </text:span><text:span text:style-name="T32">handlers</text:span><text:span text:style-name="T31">.</text:span></text:p>
        </text:list-item>
        <text:list-item>
          <text:p text:style-name="P109">We are going to route requests based on the path that the user is asking for.</text:p>
        </text:list-item>
        <text:list-item>
          <text:p text:style-name="P111">So if the path that the user is requesting exists as a key on the router, for example if their requesting /sample, sample exists on the router. So that request should be routed to handlers.sample.</text:p>
        </text:list-item>
        <text:list-item>
          <text:p text:style-name="P111">But if the path does not exist, for example /foo, then it will be routed to the notFound handler.</text:p>
        </text:list-item>
        <text:list-item>
          <text:p text:style-name="P112">When constructing the data object to send to the handler, we add a bunch of keys into the object that comprises all the data that we parsed out of the request as we’ve been working with it.</text:p>
        </text:list-item>
      </text:list>
      <text:p text:style-name="P49"/>
      <text:p text:style-name="P50">We calling the chosen handler, were sending it a bunch of data which is the same data that we spent time gathering. Then were calling a handler which we know since it is specified in the router. When the handler calls back we expect it to send us a statusCode and a payload. If it doesn’t send either of those or if the status code isn’t a number or if the payload isn’t an object we default them to 200 and an empty object respectively. Then we convert the payload to a string using JSON.stringify. We go ahead and return the status code to the user and the payload to the user as a string and then we log out what we did.</text:p>
      <text:p text:style-name="P49"/>
      <text:p text:style-name="P27"><text:span text:style-name="T33">Returning</text:span> <text:span text:style-name="T33">JSON</text:span></text:p>
      <text:p text:style-name="P27"/>
      <text:list xml:id="list2381568047" text:style-name="L16">
        <text:list-item>
          <text:p text:style-name="P113">We are going to set the headers to let the user know that it’s content-type is `application/json`,</text:p>
          <text:p text:style-name="P114">we can use res.setHeader();</text:p>
        </text:list-item>
        <text:list-item>
          <text:p text:style-name="P115">By specifically setting it to `application.json` the <text:span text:style-name="T34">payload </text:span>response the user gets back will be in JSON</text:p>
        </text:list-item>
      </text:list>
      <text:p text:style-name="P52"/>
      <text:p text:style-name="P28"/>
      <text:p text:style-name="P28"/>
      <text:p text:style-name="P28"/>
      <text:p text:style-name="P28"/>
      <text:p text:style-name="P28"/>
      <text:p text:style-name="P28"><text:soft-page-break/>Adding Configuration</text:p>
      <text:p text:style-name="P28"/>
      <text:list xml:id="list1334725476" text:style-name="L17">
        <text:list-item>
          <text:p text:style-name="P116">Were going to add a config file to store different configuration variables, so we can start the app in different ways for different environment</text:p>
        </text:list-item>
        <text:list-item>
          <text:p text:style-name="P117">We make a new file in the same dir name config.js. The config.js is required inside index.js. Within the config file we will define different environments/varialbes and export only the environment/variables that is called in the terminal</text:p>
        </text:list-item>
        <text:list-item>
          <text:p text:style-name="P118">There is a global variable, which we call NODE_ENV, that we setup in the config file. it’s achieved by using process.env.NODE_ENV.</text:p>
        </text:list-item>
        <text:list-item>
          <text:p text:style-name="P118">In the terminal is we pass in the command `NODE_ENV=staging node index.js` it will start in staging mode based on how we setup the config.js file.</text:p>
        </text:list-item>
      </text:list>
      <text:p text:style-name="P49"/>
      <text:p text:style-name="P29">Adding <text:span text:style-name="T35">HTTPS Support</text:span></text:p>
      <text:p text:style-name="P49"/>
      <text:list xml:id="list620952201" text:style-name="L18">
        <text:list-item>
          <text:p text:style-name="P119">We get a SSL certificate and put it into the https folder. We change the config file to have it both `env` and `prod` mode to have a port for http and https.</text:p>
        </text:list-item>
        <text:list-item>
          <text:p text:style-name="P120">We create a function to handle both http and https server `unifiedServer()`.</text:p>
        </text:list-item>
        <text:list-item>
          <text:p text:style-name="P121">When creating the https server we need to create an object with options to the SSL keys that were generated with OpenSSL. <text:span text:style-name="T36">To read the file we need to bring in nodes `filesystem`</text:span></text:p>
        </text:list-item>
        <text:list-item>
          <text:p text:style-name="P122">After this we have 2 different servers (one secure, one not) <text:span text:style-name="T37">that are listening on 2 different ports but passing all the meat of the logic into the `unifiedServer()`</text:span></text:p>
        </text:list-item>
      </text:list>
      <text:p text:style-name="P49"/>
      <text:p text:style-name="P30">Service 1: /ping</text:p>
      <text:p text:style-name="P30"/>
      <text:list xml:id="list3434728197" text:style-name="L19">
        <text:list-item>
          <text:p text:style-name="P123">At this point we have enough of the scaffolding built and we can begin building on the production route<text:span text:style-name="T38">s</text:span></text:p>
        </text:list-item>
        <text:list-item>
          <text:p text:style-name="P124">We will build a route /ping to check the status <text:span text:style-name="T39">(200) </text:span>of the app</text:p>
        </text:list-item>
      </text:list>
      <text:p text:style-name="P49"/>
      <text:p text:style-name="P49"/>
      <text:p text:style-name="P132">S<text:span text:style-name="T40">toring Data</text:span></text:p>
      <text:p text:style-name="P132"/>
      <text:list xml:id="list2843881989" text:style-name="L20">
        <text:list-item>
          <text:p text:style-name="P127">We make a .data (hidden folder). We do this because we want to make it clear that the files inside are not logic but files being written for the app to run</text:p>
        </text:list-item>
        <text:list-item>
          <text:p text:style-name="P128">require(‘path’) is used to normalize the path to different directories</text:p>
        </text:list-item>
        <text:list-item>
          <text:p text:style-name="P129">We made a library with the FS that performs CRUD operations with json files</text:p>
        </text:list-item>
      </text:list>
      <text:p text:style-name="P49"/>
      <text:p text:style-name="P133">S<text:span text:style-name="T41">ervice 2: /users</text:span></text:p>
      <text:p text:style-name="P133"/>
      <text:list xml:id="list3009412111" text:style-name="L21">
        <text:list-item>
          <text:p text:style-name="P125">_<text:span text:style-name="T42">users is a style of writing code that indicates it is going to be a private method for `this`, it’s not something that is calling this library that will use directly</text:span></text:p>
        </text:list-item>
        <text:list-item>
          <text:p text:style-name="P130">It’s a lot of stuff, <text:span text:style-name="T43">look at the source code</text:span></text:p>
        </text:list-item>
      </text:list>
      <text:p text:style-name="P49"/>
      <text:p text:style-name="P134">S<text:span text:style-name="T41">ervice 3: /tokens</text:span></text:p>
      <text:p text:style-name="P134"/>
      <text:list xml:id="list2165454611" text:style-name="L22">
        <text:list-item>
          <text:p text:style-name="P126"/>
        </text:list-item>
      </text:list>
      <text:p text:style-name="P49"/>
      <text:p text:style-name="P49"/>
      <text:p text:style-name="P49"/>
      <text:p text:style-name="P54"><text:soft-page-break/>Extra Notes:</text:p>
      <text:p text:style-name="P31"/>
      <text:p text:style-name="P51"><text:span text:style-name="T1">Events &amp; Handlers:</text:span> In programming, an event is an action that occurs as a result of the user or another source, such as a mouse being clicked, or a key being pressed. An event handler is a routine that is used to deal with the event, allowing a programmer to write code that will be executed when the event occ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4T14:32:40.492000000</meta:creation-date>
    <meta:generator>LibreOffice/6.0.5.2$Windows_X86_64 LibreOffice_project/54c8cbb85f300ac59db32fe8a675ff7683cd5a16</meta:generator>
    <dc:date>2018-08-08T20:37:55.807000000</dc:date>
    <meta:editing-duration>P2DT20H33M49S</meta:editing-duration>
    <meta:editing-cycles>163</meta:editing-cycles>
    <meta:document-statistic meta:table-count="0" meta:image-count="0" meta:object-count="0" meta:page-count="6" meta:paragraph-count="124" meta:word-count="1972" meta:character-count="10754" meta:non-whitespace-character-count="8973"/>
  </office:meta>
</office:document-meta>
</file>